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2024-02-05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0776" calcext:value-type="float">
            <text:p>109.84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2023-02-0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63992" calcext:value-type="float">
            <text:p>109.66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2022-02-07 2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316" calcext:value-type="float">
            <text:p>109.10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2021-02-08 2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9136" calcext:value-type="float">
            <text:p>108.14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2020-02-03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2584" calcext:value-type="float">
            <text:p>107.54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2019-02-04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18328" calcext:value-type="float">
            <text:p>107.01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2018-02-05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8856" calcext:value-type="float">
            <text:p>106.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2017-02-07 0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4368" calcext:value-type="float">
            <text:p>105.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2016-02-16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82136" calcext:value-type="float">
            <text:p>105.48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2015-02-02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74416" calcext:value-type="float">
            <text:p>104.6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2014-02-11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2013-02-19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144" calcext:value-type="float">
            <text:p>102.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2012-02-16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9376" calcext:value-type="float">
            <text:p>102.44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2011-02-23 2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42824" calcext:value-type="float">
            <text:p>101.8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2010-03-05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4248" calcext:value-type="float">
            <text:p>101.04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2009-0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5672" calcext:value-type="float">
            <text:p>100.24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2008-02-22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5528" calcext:value-type="float">
            <text:p>99.85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2007-02-23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17912" calcext:value-type="float">
            <text:p>99.11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2006-02-24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9312" calcext:value-type="float">
            <text:p>98.88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2005-02-25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4704" calcext:value-type="float">
            <text:p>97.8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2004-02-20 0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3768" calcext:value-type="float">
            <text:p>97.20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2003-02-24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6424" calcext:value-type="float">
            <text:p>96.35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2002-02-19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5024" calcext:value-type="float">
            <text:p>96.58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2001-02-21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8224" calcext:value-type="float">
            <text:p>95.51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2000-02-28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9104" calcext:value-type="float">
            <text:p>94.93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99-02-26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176" calcext:value-type="float">
            <text:p>94.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98-02-24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68344" calcext:value-type="float">
            <text:p>92.6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97-07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17312" calcext:value-type="float">
            <text:p>94.31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97-02-26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07512" calcext:value-type="float">
            <text:p>92.1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96-03-01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6264" calcext:value-type="float">
            <text:p>91.2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95-02-23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2176" calcext:value-type="float">
            <text:p>90.5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94-06-20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57576" calcext:value-type="float">
            <text:p>91.8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94-03-03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3664" calcext:value-type="float">
            <text:p>89.5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93-02-17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8488" calcext:value-type="float">
            <text:p>89.2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92-02-20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9848" calcext:value-type="float">
            <text:p>88.6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92-01-08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6672" calcext:value-type="float">
            <text:p>89.1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91-02-25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0208" calcext:value-type="float">
            <text:p>87.7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90-09-10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4272" calcext:value-type="float">
            <text:p>89.0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90-06-28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7904" calcext:value-type="float">
            <text:p>89.14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90-05-09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2816" calcext:value-type="float">
            <text:p>88.0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90-04-17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2504" calcext:value-type="float">
            <text:p>87.8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90-04-05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384" calcext:value-type="float">
            <text:p>87.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90-02-23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2552" calcext:value-type="float">
            <text:p>86.7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89-06-2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432" calcext:value-type="float">
            <text:p>87.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89-02-24 0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3984" calcext:value-type="float">
            <text:p>84.4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88-02-19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824" calcext:value-type="float">
            <text:p>84.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87-09-14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928" calcext:value-type="float">
            <text:p>85.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87-07-14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87-02-18 0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6744" calcext:value-type="float">
            <text:p>83.6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86-11-11 0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2416" calcext:value-type="float">
            <text:p>84.8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86-09-03 0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0912" calcext:value-type="float">
            <text:p>81.2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86-06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86-02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6664" calcext:value-type="float">
            <text:p>83.0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85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3296" calcext:value-type="float">
            <text:p>84.2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85-07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2696" calcext:value-type="float">
            <text:p>83.2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85-05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9376" calcext:value-type="float">
            <text:p>83.3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85-02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9608" calcext:value-type="float">
            <text:p>82.9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84-10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84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84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5512" calcext:value-type="float">
            <text:p>83.7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84-06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1464" calcext:value-type="float">
            <text:p>83.3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84-05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4936" calcext:value-type="float">
            <text:p>82.1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84-04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0864" calcext:value-type="float">
            <text:p>82.3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84-02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94" calcext:value-type="float">
            <text:p>82.8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83-07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9856" calcext:value-type="float">
            <text:p>83.4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83-0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0464" calcext:value-type="float">
            <text:p>82.9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82-02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81-0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4296" calcext:value-type="float">
            <text:p>80.8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79-1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6424" calcext:value-type="float">
            <text:p>81.1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78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77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76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7672" calcext:value-type="float">
            <text:p>74.33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75-12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73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616" calcext:value-type="float">
            <text:p>68.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72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71-1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529</text:p>
          </table:table-cell>
          <table:table-cell office:value-type="string" calcext:value-type="string">
            <text:p>1971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21" meta:object-count="0"/>
    <meta:user-defined meta:name="AppVersion">3.0</meta:user-defined>
  </office:meta>
</office:document-meta>
</file>